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3" style:family="table">
      <style:table-properties style:width="6.25in" fo:margin-left="0.3104in" table:align="left"/>
    </style:style>
    <style:style style:name="Table3.A" style:family="table-column">
      <style:table-column-properties style:column-width="0.875in"/>
    </style:style>
    <style:style style:name="Table3.B" style:family="table-column">
      <style:table-column-properties style:column-width="2.6875in"/>
    </style:style>
    <style:style style:name="Table3.C" style:family="table-column">
      <style:table-column-properties style:column-width="1in"/>
    </style:style>
    <style:style style:name="Table3.D" style:family="table-column">
      <style:table-column-properties style:column-width="1.6875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3299in" table:align="margins"/>
    </style:style>
    <style:style style:name="Table4.A" style:family="table-column">
      <style:table-column-properties style:column-width="0.5451in" style:rel-column-width="5643*"/>
    </style:style>
    <style:style style:name="Table4.B" style:family="table-column">
      <style:table-column-properties style:column-width="1.3931in" style:rel-column-width="14422*"/>
    </style:style>
    <style:style style:name="Table4.C" style:family="table-column">
      <style:table-column-properties style:column-width="2.6056in" style:rel-column-width="26976*"/>
    </style:style>
    <style:style style:name="Table4.D" style:family="table-column">
      <style:table-column-properties style:column-width="0.7111in" style:rel-column-width="7362*"/>
    </style:style>
    <style:style style:name="Table4.E" style:family="table-column">
      <style:table-column-properties style:column-width="1.075in" style:rel-column-width="11132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E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0.5pt solid #000000" fo:border-top="none" fo:border-bottom="0.5pt solid #000000"/>
    </style:style>
    <style:style style:name="Table4.A3" style:family="table-cell">
      <style:table-cell-properties fo:padding="0.0382in" fo:border-left="0.5pt solid #000000" fo:border-right="none" fo:border-top="none" fo:border-bottom="0.5pt solid #000000"/>
    </style:style>
    <style:style style:name="Table2" style:family="table">
      <style:table-properties style:width="6.3299in" table:align="margins"/>
    </style:style>
    <style:style style:name="Table2.A" style:family="table-column">
      <style:table-column-properties style:column-width="6.3299in" style:rel-column-width="65535*"/>
    </style:style>
    <style:style style:name="Table2.1" style:family="table-row">
      <style:table-row-properties style:min-row-height="0.3125in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6.3299in" table:align="margins"/>
    </style:style>
    <style:style style:name="Table5.A" style:family="table-column">
      <style:table-column-properties style:column-width="3.1646in" style:rel-column-width="32767*"/>
    </style:style>
    <style:style style:name="Table5.B" style:family="table-column">
      <style:table-column-properties style:column-width="3.1653in" style:rel-column-width="32768*"/>
    </style:style>
    <style:style style:name="Table5.A1" style:family="table-cell">
      <style:table-cell-properties fo:padding="0.0382in" fo:border="none"/>
    </style:style>
    <style:style style:name="P1" style:family="paragraph" style:parent-style-name="Header">
      <style:text-properties officeooo:paragraph-rsid="0025c7bc"/>
    </style:style>
    <style:style style:name="P2" style:family="paragraph" style:parent-style-name="Standard">
      <style:text-properties officeooo:paragraph-rsid="0025c7bc"/>
    </style:style>
    <style:style style:name="P3" style:family="paragraph" style:parent-style-name="Table_20_Contents">
      <style:paragraph-properties fo:margin-top="0.0398in" fo:margin-bottom="0.0398in" style:contextual-spacing="false" fo:text-align="end" style:justify-single-word="false"/>
      <style:text-properties fo:font-size="10pt" officeooo:rsid="001b7598" officeooo:paragraph-rsid="00278ddb" style:font-size-asian="10pt" style:font-size-complex="10pt"/>
    </style:style>
    <style:style style:name="P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fo:font-size="10pt" officeooo:paragraph-rsid="00278ddb" style:font-size-asian="10pt" style:font-size-complex="10pt"/>
    </style:style>
    <style:style style:name="P5" style:family="paragraph" style:parent-style-name="Table_20_Contents">
      <style:paragraph-properties fo:margin-top="0.0398in" fo:margin-bottom="0.0398in" style:contextual-spacing="false" fo:text-align="end" style:justify-single-word="false"/>
      <style:text-properties fo:font-size="10pt" officeooo:paragraph-rsid="00278ddb" style:font-size-asian="10pt" style:font-size-complex="10pt"/>
    </style:style>
    <style:style style:name="P6" style:family="paragraph" style:parent-style-name="Table_20_Contents">
      <style:text-properties style:font-name="Pyidaungsu" officeooo:paragraph-rsid="0025c7bc"/>
    </style:style>
    <style:style style:name="P7" style:family="paragraph" style:parent-style-name="Table_20_Contents">
      <style:paragraph-properties fo:line-height="115%"/>
      <style:text-properties style:font-name="Pyidaungsu" officeooo:paragraph-rsid="0025c7bc"/>
    </style:style>
    <style:style style:name="P8" style:family="paragraph" style:parent-style-name="Table_20_Contents">
      <style:paragraph-properties fo:line-height="150%" fo:text-align="center" style:justify-single-word="false"/>
      <style:text-properties fo:font-size="9pt" officeooo:paragraph-rsid="00248ca1" style:font-size-asian="9pt" style:font-size-complex="9pt"/>
    </style:style>
    <style:style style:name="P9" style:family="paragraph" style:parent-style-name="Standard">
      <style:text-properties officeooo:paragraph-rsid="00248ca1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0pt" officeooo:paragraph-rsid="000bbe36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0pt" officeooo:paragraph-rsid="000bbe36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0pt" officeooo:paragraph-rsid="0017f411" style:font-size-asian="10pt" style:font-size-complex="10pt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officeooo:paragraph-rsid="0017f411" style:font-size-asian="10pt" style:font-size-complex="10pt"/>
    </style:style>
    <style:style style:name="P14" style:family="paragraph" style:parent-style-name="Standard">
      <style:text-properties style:font-name="Times New Roman" fo:font-size="10pt" officeooo:paragraph-rsid="000bbe36" style:font-size-asian="10pt" style:font-size-complex="10pt"/>
    </style:style>
    <style:style style:name="P15" style:family="paragraph" style:parent-style-name="Standard">
      <style:text-properties style:font-name="Times New Roman" fo:font-size="10pt" style:text-underline-style="solid" style:text-underline-type="double" style:text-underline-width="auto" style:text-underline-color="font-color" officeooo:paragraph-rsid="000bbe36" style:font-size-asian="8.75pt" style:font-size-complex="10pt"/>
    </style:style>
    <style:style style:name="P16" style:family="paragraph" style:parent-style-name="Table_20_Contents">
      <style:text-properties style:font-name="Times New Roman" fo:font-size="10pt" fo:font-weight="bold" officeooo:rsid="00186d98" officeooo:paragraph-rsid="000bbe36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Times New Roman" fo:font-size="10pt" fo:font-weight="bold" officeooo:rsid="001a2824" officeooo:paragraph-rsid="000bbe36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Times New Roman" fo:font-size="10pt" fo:font-weight="bold" officeooo:rsid="0035678f" officeooo:paragraph-rsid="000bbe36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bdfcd" officeooo:paragraph-rsid="000bbe36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bdfcd" officeooo:paragraph-rsid="0017f411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Times New Roman" fo:font-size="10pt" fo:font-weight="bold" officeooo:rsid="001bdfcd" officeooo:paragraph-rsid="000bbe36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line-height="150%" fo:text-align="end" style:justify-single-word="false"/>
      <style:text-properties style:font-name="Times New Roman" fo:font-size="10pt" fo:font-weight="bold" officeooo:rsid="009cb259" officeooo:paragraph-rsid="000bbe36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name="Times New Roman" fo:font-size="10pt" fo:font-weight="bold" officeooo:paragraph-rsid="000bbe36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style:font-name="Times New Roman" fo:font-size="10pt" fo:font-weight="bold" officeooo:rsid="00174c00" officeooo:paragraph-rsid="00174c00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24c397" officeooo:paragraph-rsid="000bbe36" style:font-size-asian="8.75pt" style:font-weight-asian="bold" style:font-size-complex="10pt" style:font-weight-complex="bold"/>
    </style:style>
    <style:style style:name="P26" style:family="paragraph" style:parent-style-name="Standard">
      <style:text-properties style:font-name="Times New Roman" officeooo:paragraph-rsid="000bbe36"/>
    </style:style>
    <style:style style:name="P27" style:family="paragraph" style:parent-style-name="Table_20_Contents">
      <style:paragraph-properties fo:text-align="center" style:justify-single-word="false"/>
      <style:text-properties officeooo:paragraph-rsid="000bbe36"/>
    </style:style>
    <style:style style:name="P28" style:family="paragraph" style:parent-style-name="Standard">
      <style:paragraph-properties fo:text-align="end" style:justify-single-word="false"/>
      <style:text-properties fo:font-size="6pt" officeooo:paragraph-rsid="000bbe36" style:font-size-asian="5.25pt" style:font-size-complex="6pt"/>
    </style:style>
    <style:style style:name="P29" style:family="paragraph" style:parent-style-name="Text_20_body">
      <style:text-properties officeooo:paragraph-rsid="000bbe36"/>
    </style:style>
    <style:style style:name="P30" style:family="paragraph" style:parent-style-name="Table_20_Contents">
      <style:paragraph-properties fo:line-height="150%"/>
      <style:text-properties style:font-name="Pyidaungsu" fo:font-size="9pt" officeooo:paragraph-rsid="0025c7bc" style:font-size-asian="9pt" style:font-size-complex="9pt"/>
    </style:style>
    <style:style style:name="P31" style:family="paragraph">
      <style:paragraph-properties fo:text-align="center"/>
      <style:text-properties fo:font-size="12pt"/>
    </style:style>
    <style:style style:name="T1" style:family="text">
      <style:text-properties style:font-name="Arial" fo:font-size="8pt" fo:font-weight="bold" officeooo:rsid="002b2350" style:font-size-asian="8pt" style:font-weight-asian="bold" style:font-name-complex="Pyidaungsu" style:font-size-complex="8pt" style:language-complex="my" style:country-complex="MM" style:font-weight-complex="bold"/>
    </style:style>
    <style:style style:name="T2" style:family="text">
      <style:text-properties style:font-name="Arial" officeooo:rsid="003ce0b8" style:font-size-asian="6pt"/>
    </style:style>
    <style:style style:name="T3" style:family="text">
      <style:text-properties style:font-name="Arial" fo:font-size="6pt" officeooo:rsid="004ea73a" style:font-size-asian="6pt" style:font-size-complex="6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style:font-name="Times New Roman" fo:font-size="10pt" officeooo:rsid="00350282" style:font-size-asian="10pt" style:font-size-complex="10pt"/>
    </style:style>
    <style:style style:name="T8" style:family="text">
      <style:text-properties style:font-name="Pyidaungsu"/>
    </style:style>
    <style:style style:name="T9" style:family="text">
      <style:text-properties officeooo:rsid="0036ecd7"/>
    </style:style>
    <style:style style:name="T10" style:family="text">
      <style:text-properties officeooo:rsid="00355a5a"/>
    </style:style>
    <style:style style:name="T11" style:family="text">
      <style:text-properties officeooo:rsid="0015b59b"/>
    </style:style>
    <style:style style:name="T12" style:family="text">
      <style:text-properties fo:font-size="19pt" fo:font-weight="bold" style:font-size-asian="19pt" style:font-weight-asian="bold" style:font-size-complex="19pt" style:font-weight-complex="bold"/>
    </style:style>
    <style:style style:name="T13" style:family="text">
      <style:text-properties fo:font-size="10.5pt" style:font-size-asian="10.5pt" style:font-size-complex="10.5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 loext:rel-width-rel="paragraph" loext:rel-height-rel="paragraph">
        <style:columns fo:column-count="1" fo:column-gap="0in"/>
      </style:graphic-properties>
    </style:style>
    <style:style style:name="gr1" style:family="graphic">
      <style:graphic-properties draw:stroke="dash" draw:stroke-dash="Long_20_Dot" svg:stroke-width="0.0201in" svg:stroke-color="#000000" draw:marker-start-width="0.1689in" draw:marker-end-width="0.1689in" svg:stroke-linecap="butt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Date" text:name="py3o.doc.printed_date"/>
        <text:user-field-decl office:value-type="string" office:string-value="Add" text:name="py3o.temp.address"/>
        <text:user-field-decl office:value-type="string" office:string-value="Contact" text:name="py3o.temp.company_phone"/>
        <text:user-field-decl office:value-type="string" office:string-value="TitleBig" text:name="py3o.temp.title1"/>
        <text:user-field-decl office:value-type="string" office:string-value="Title" text:name="py3o.temp.title2"/>
        <text:user-field-decl office:value-type="string" office:string-value="printed_date" text:name="py3o.company.printed_date"/>
        <text:user-field-decl office:value-type="string" office:string-value="city" text:name="py3o.company.city"/>
        <text:user-field-decl office:value-type="string" office:string-value="phone" text:name="py3o.company.phone"/>
        <text:user-field-decl office:value-type="string" office:string-value="street1" text:name="py3o.company.street1"/>
        <text:user-field-decl office:value-type="string" office:string-value="street2" text:name="py3o.company.street2"/>
        <text:user-field-decl office:value-type="string" office:string-value="township" text:name="py3o.company.township"/>
        <text:user-field-decl office:value-type="string" office:string-value="facebook_link" text:name="py3o.company.facebook_link"/>
        <text:user-field-decl office:value-type="string" office:string-value="gmail" text:name="py3o.company.gmail"/>
        <text:user-field-decl office:value-type="string" office:string-value="viber_no" text:name="py3o.company.viber_no"/>
        <text:user-field-decl office:value-type="string" office:string-value="we_chat" text:name="py3o.company.we_chat"/>
        <text:user-field-decl office:value-type="string" office:string-value="website" text:name="py3o.company.website"/>
        <text:user-field-decl office:value-type="string" office:string-value="name" text:name="py3o.record.name"/>
        <text:user-field-decl office:value-type="string" office:string-value="sale_person" text:name="py3o.record.sale_person"/>
        <text:user-field-decl office:value-type="string" office:string-value="vol_no" text:name="py3o.record.vol_no"/>
        <text:user-field-decl office:value-type="string" office:string-value="received_date" text:name="py3o.record.received_date"/>
        <text:user-field-decl office:value-type="string" office:string-value="customer_id" text:name="py3o.record.customer_id"/>
        <text:user-field-decl office:value-type="string" office:string-value="remark" text:name="py3o.record.remark"/>
        <text:user-field-decl office:value-type="string" office:string-value="warehouse_location" text:name="py3o.record.warehouse_location"/>
        <text:user-field-decl office:value-type="string" office:string-value="warehouse_dest" text:name="py3o.record.warehouse_dest"/>
        <text:user-field-decl office:value-type="string" office:string-value="no" text:name="py3o.move.no"/>
        <text:user-field-decl office:value-type="string" office:string-value="pcode" text:name="py3o.move.pcode"/>
        <text:user-field-decl office:value-type="string" office:string-value="product" text:name="py3o.move.product"/>
        <text:user-field-decl office:value-type="string" office:string-value="uom" text:name="py3o.move.uom"/>
        <text:user-field-decl office:value-type="string" office:string-value="qty" text:name="py3o.move.qty"/>
        <text:user-field-decl office:value-type="string" office:string-value="qty_total" text:name="py3o.record.qty_total"/>
      </text:user-field-decls>
      <text:p text:style-name="P28"><text:a xlink:type="simple" xlink:href="py3o://for=%22record%20in%20records%22" text:style-name="Internet_20_link" text:visited-style-name="Visited_20_Internet_20_Link"><text:span text:style-name="T2">for="record in records"</text:span></text:a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6">Return <text:span text:style-name="T11">Out</text:span></text:p>
          </table:table-cell>
          <table:table-cell table:style-name="Table3.A1" office:value-type="string">
            <text:p text:style-name="P23">: <text:span text:style-name="T8"><text:user-field-get text:name="py3o.record.name">name</text:user-field-get></text:span></text:p>
          </table:table-cell>
          <table:table-cell table:style-name="Table3.A1" office:value-type="string">
            <text:p text:style-name="P17">Sale-Person</text:p>
          </table:table-cell>
          <table:table-cell table:style-name="Table3.A1" office:value-type="string">
            <text:p text:style-name="P23">: <text:user-field-get text:name="py3o.record.sale_person">sale_person</text:user-field-get></text:p>
          </table:table-cell>
        </table:table-row>
        <table:table-row>
          <table:table-cell table:style-name="Table3.A1" office:value-type="string">
            <text:p text:style-name="P18">Vo<text:span text:style-name="T9">u</text:span>cher No.</text:p>
          </table:table-cell>
          <table:table-cell table:style-name="Table3.A1" office:value-type="string">
            <text:p text:style-name="P23">: <text:user-field-get text:name="py3o.record.vol_no">vol_no</text:user-field-get></text:p>
          </table:table-cell>
          <table:table-cell table:style-name="Table3.A1" office:value-type="string">
            <text:p text:style-name="P17">Received Date</text:p>
          </table:table-cell>
          <table:table-cell table:style-name="Table3.A1" office:value-type="string">
            <text:p text:style-name="P23">: <text:user-field-get text:name="py3o.record.received_date">received_date</text:user-field-get></text:p>
          </table:table-cell>
        </table:table-row>
        <table:table-row>
          <table:table-cell table:style-name="Table3.A1" office:value-type="string">
            <text:p text:style-name="P24">Supplier</text:p>
          </table:table-cell>
          <table:table-cell table:style-name="Table3.A1" office:value-type="string">
            <text:p text:style-name="P23">: <text:user-field-get text:name="py3o.record.customer_id">customer_id</text:user-field-get></text:p>
          </table:table-cell>
          <table:table-cell table:style-name="Table3.A1" office:value-type="string">
            <text:p text:style-name="P17">Remark</text:p>
          </table:table-cell>
          <table:table-cell table:style-name="Table3.A1" office:value-type="string">
            <text:p text:style-name="P23">: <text:user-field-get text:name="py3o.record.remark">remark</text:user-field-get></text:p>
          </table:table-cell>
        </table:table-row>
        <table:table-row>
          <table:table-cell table:style-name="Table3.A1" office:value-type="string">
            <text:p text:style-name="P17">Warehouse</text:p>
          </table:table-cell>
          <table:table-cell table:style-name="Table3.A1" office:value-type="string">
            <text:p text:style-name="P23">: <text:user-field-get text:name="py3o.record.warehouse_location">warehouse_location</text:user-field-get>/<text:user-field-get text:name="py3o.record.warehouse_dest">warehouse_dest</text:user-field-get>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23"/>
          </table:table-cell>
        </table:table-row>
      </table:table>
      <text:p text:style-name="P2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9">No.</text:p>
          </table:table-cell>
          <table:table-cell table:style-name="Table4.A1" office:value-type="string">
            <text:p text:style-name="P19">Product Code</text:p>
          </table:table-cell>
          <table:table-cell table:style-name="Table4.A1" office:value-type="string">
            <text:p text:style-name="P21">Description</text:p>
          </table:table-cell>
          <table:table-cell table:style-name="Table4.A1" office:value-type="string">
            <text:p text:style-name="P20">QTY</text:p>
          </table:table-cell>
          <table:table-cell table:style-name="Table4.E1" office:value-type="string">
            <text:p text:style-name="P20">UOM</text:p>
          </table:table-cell>
        </table:table-row>
        <table:table-row>
          <table:table-cell table:style-name="Table4.A2" table:number-columns-spanned="5" office:value-type="string">
            <text:p text:style-name="P27"><text:a xlink:type="simple" xlink:href="py3o://for=%22move%20in%20record.moves%22" text:style-name="Internet_20_link" text:visited-style-name="Visited_20_Internet_20_Link"><text:span text:style-name="T10">for="move in record.moves"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11"><text:user-field-get text:name="py3o.move.no">no</text:user-field-get></text:p>
          </table:table-cell>
          <table:table-cell table:style-name="Table4.A3" office:value-type="string">
            <text:p text:style-name="P10"><text:user-field-get text:name="py3o.move.pcode">pcode</text:user-field-get></text:p>
          </table:table-cell>
          <table:table-cell table:style-name="Table4.A3" office:value-type="string">
            <text:p text:style-name="P14"><text:user-field-get text:name="py3o.move.product">product</text:user-field-get></text:p>
          </table:table-cell>
          <table:table-cell table:style-name="Table4.A3" office:value-type="string">
            <text:p text:style-name="P13"><text:user-field-get text:name="py3o.move.qty">qty</text:user-field-get></text:p>
          </table:table-cell>
          <table:table-cell table:style-name="Table4.A2" office:value-type="string">
            <text:p text:style-name="P12"><text:user-field-get text:name="py3o.move.uom">uom</text:user-field-get></text:p>
          </table:table-cell>
        </table:table-row>
        <table:table-row>
          <table:table-cell table:style-name="Table4.A2" table:number-columns-spanned="5" office:value-type="string">
            <text:p text:style-name="P27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2">Total Qty ( <text:user-field-get text:name="py3o.record.qty_total">qty_total</text:user-field-get><text:s/>) items <text:s text:c="19"/></text:p>
          </table:table-cell>
        </table:table-row>
      </table:table>
      <text:p text:style-name="P26"/>
      <text:p text:style-name="P26"><text:a xlink:type="simple" xlink:href="py3o:///for" text:style-name="Internet_20_link" text:visited-style-name="Visited_20_Internet_20_Link"><text:span text:style-name="T3">/for</text:span></text:a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5">Approved By</text:p>
          </table:table-cell>
          <table:table-cell table:style-name="Table5.A1" office:value-type="string">
            <text:p text:style-name="P25">Received By</text:p>
          </table:table-cell>
        </table:table-row>
      </table:table>
      <text:p text:style-name="P15"><draw:line text:anchor-type="paragraph" draw:z-index="1" draw:name="Horizontal line 1" draw:style-name="gr1" draw:text-style-name="P31" svg:x1="0.7854in" svg:y1="0.3909in" svg:x2="2.4319in" svg:y2="0.3909in"><text:p/></draw:line><draw:line text:anchor-type="paragraph" draw:z-index="2" draw:name="Horizontal line 2" draw:style-name="gr1" draw:text-style-name="P31" svg:x1="4.1189in" svg:y1="0.3598in" svg:x2="5.7654in" svg:y2="0.3598in"><text:p/></draw:lin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646in" style:type="center"/>
          <style:tab-stop style:position="6.329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1646in" style:type="center"/>
          <style:tab-stop style:position="6.329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1646in" style:type="center"/>
          <style:tab-stop style:position="6.329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4" style:family="table">
      <style:table-properties style:width="6.3299in" table:align="margins"/>
    </style:style>
    <style:style style:name="Table14.A" style:family="table-column">
      <style:table-column-properties style:column-width="4.6875in" style:rel-column-width="48531*"/>
    </style:style>
    <style:style style:name="Table14.B" style:family="table-column">
      <style:table-column-properties style:column-width="0.0611in" style:rel-column-width="632*"/>
    </style:style>
    <style:style style:name="Table14.C" style:family="table-column">
      <style:table-column-properties style:column-width="1.5813in" style:rel-column-width="16372*"/>
    </style:style>
    <style:style style:name="Table14.A1" style:family="table-cell">
      <style:table-cell-properties fo:padding="0in" fo:border="none" style:writing-mode="page"/>
    </style:style>
    <style:style style:name="Table15" style:family="table">
      <style:table-properties style:width="6.3299in" table:align="margins"/>
    </style:style>
    <style:style style:name="Table15.A" style:family="table-column">
      <style:table-column-properties style:column-width="1.5236in" style:rel-column-width="15771*"/>
    </style:style>
    <style:style style:name="Table15.B" style:family="table-column">
      <style:table-column-properties style:column-width="4.8063in" style:rel-column-width="49764*"/>
    </style:style>
    <style:style style:name="Table15.1" style:family="table-row">
      <style:table-row-properties style:min-row-height="0.625in"/>
    </style:style>
    <style:style style:name="Table15.A1" style:family="table-cell">
      <style:table-cell-properties style:writing-mode="page"/>
    </style:style>
    <style:style style:name="Table15.3" style:family="table-row">
      <style:table-row-properties style:min-row-height="0.241in"/>
    </style:style>
    <style:style style:name="Table1" style:family="table">
      <style:table-properties style:width="6.3299in" table:align="margins"/>
    </style:style>
    <style:style style:name="Table1.A" style:family="table-column">
      <style:table-column-properties style:column-width="6.3299in" style:rel-column-width="65535*"/>
    </style:style>
    <style:style style:name="Table1.A1" style:family="table-cell">
      <style:table-cell-properties style:writing-mode="page"/>
    </style:style>
    <style:style style:name="MP1" style:family="paragraph" style:parent-style-name="Header">
      <style:text-properties officeooo:paragraph-rsid="0025c7bc"/>
    </style:style>
    <style:style style:name="MP2" style:family="paragraph" style:parent-style-name="Table_20_Contents">
      <style:paragraph-properties fo:margin-top="0.0398in" fo:margin-bottom="0.0398in" style:contextual-spacing="false" fo:text-align="end" style:justify-single-word="false"/>
      <style:text-properties fo:font-size="10pt" officeooo:rsid="001b7598" officeooo:paragraph-rsid="00278ddb" style:font-size-asian="10pt" style:font-size-complex="10pt"/>
    </style:style>
    <style:style style:name="MP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fo:font-size="10pt" officeooo:paragraph-rsid="00278ddb" style:font-size-asian="10pt" style:font-size-complex="10pt"/>
    </style:style>
    <style:style style:name="MP4" style:family="paragraph" style:parent-style-name="Table_20_Contents">
      <style:paragraph-properties fo:margin-top="0.0398in" fo:margin-bottom="0.0398in" style:contextual-spacing="false" fo:text-align="end" style:justify-single-word="false"/>
      <style:text-properties fo:font-size="10pt" officeooo:paragraph-rsid="00278ddb" style:font-size-asian="10pt" style:font-size-complex="10pt"/>
    </style:style>
    <style:style style:name="MP5" style:family="paragraph" style:parent-style-name="Table_20_Contents">
      <style:text-properties style:font-name="Pyidaungsu" officeooo:paragraph-rsid="0025c7bc"/>
    </style:style>
    <style:style style:name="MP6" style:family="paragraph" style:parent-style-name="Table_20_Contents">
      <style:paragraph-properties fo:line-height="115%"/>
      <style:text-properties style:font-name="Pyidaungsu" officeooo:paragraph-rsid="0025c7bc"/>
    </style:style>
    <style:style style:name="MP7" style:family="paragraph" style:parent-style-name="Table_20_Contents">
      <style:paragraph-properties fo:line-height="150%"/>
      <style:text-properties style:font-name="Pyidaungsu" fo:font-size="9pt" officeooo:paragraph-rsid="0025c7bc" style:font-size-asian="9pt" style:font-size-complex="9pt"/>
    </style:style>
    <style:style style:name="MP8" style:family="paragraph" style:parent-style-name="Standard">
      <style:text-properties officeooo:paragraph-rsid="0025c7bc"/>
    </style:style>
    <style:style style:name="MP9" style:family="paragraph" style:parent-style-name="Table_20_Contents">
      <style:paragraph-properties fo:line-height="150%" fo:text-align="center" style:justify-single-word="false"/>
      <style:text-properties fo:font-size="9pt" officeooo:paragraph-rsid="00248ca1" style:font-size-asian="9pt" style:font-size-complex="9pt"/>
    </style:style>
    <style:style style:name="MP10" style:family="paragraph" style:parent-style-name="Standard">
      <style:text-properties officeooo:paragraph-rsid="00248ca1"/>
    </style:style>
    <style:style style:name="MT1" style:family="text">
      <style:text-properties style:font-name="Arial" fo:font-size="8pt" fo:font-weight="bold" officeooo:rsid="002b2350" style:font-size-asian="8pt" style:font-weight-asian="bold" style:font-name-complex="Pyidaungsu" style:font-size-complex="8pt" style:language-complex="my" style:country-complex="MM" style:font-weight-complex="bold"/>
    </style:style>
    <style:style style:name="MT2" style:family="text">
      <style:text-properties fo:font-size="19pt" fo:font-weight="bold" style:font-size-asian="19pt" style:font-weight-asian="bold" style:font-size-complex="19pt" style:font-weight-complex="bold"/>
    </style:style>
    <style:style style:name="MT3" style:family="text">
      <style:text-properties fo:font-size="24pt" fo:font-weight="bold" style:font-size-asian="24pt" style:font-weight-asian="bold" style:font-size-complex="24pt" style:font-weight-complex="bold"/>
    </style:style>
    <style:style style:name="MT4" style:family="text">
      <style:text-properties fo:font-size="10.5pt" style:font-size-asian="10.5pt" style:font-size-complex="10.5pt"/>
    </style:style>
    <style:style style:name="MT5" style:family="text"/>
    <style:style style:name="Mfr1" style:family="graphic" style:parent-style-name="Frame">
      <style:graphic-properties style:vertical-pos="from-top" style:vertical-rel="paragraph" style:horizontal-pos="from-left" style:horizontal-rel="paragraph" fo:padding="0.0591in" fo:border="none" loext:rel-width-rel="paragraph" loext:rel-height-rel="paragraph">
        <style:columns fo:column-count="1" fo:column-gap="0in"/>
      </style:graphic-properties>
    </style:style>
    <style:page-layout style:name="Mpm1">
      <style:page-layout-properties fo:page-width="6.9299in" fo:page-height="9.8402in" style:num-format="1" style:print-orientation="portrait" fo:margin-top="0.1598in" fo:margin-bottom="0.5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PDate" text:name="py3o.doc.printed_date"/>
          <text:user-field-decl office:value-type="string" office:string-value="Add" text:name="py3o.temp.address"/>
          <text:user-field-decl office:value-type="string" office:string-value="Contact" text:name="py3o.temp.company_phone"/>
          <text:user-field-decl office:value-type="string" office:string-value="TitleBig" text:name="py3o.temp.title1"/>
          <text:user-field-decl office:value-type="string" office:string-value="Title" text:name="py3o.temp.title2"/>
        </text:user-field-decls>
        <text:p text:style-name="MP1"><text:a xlink:type="simple" xlink:href="py3o://for=%22doc%20in%20records%22" text:style-name="Internet_20_link" text:visited-style-name="Visited_20_Internet_20_Link"><text:span text:style-name="MT1">for="doc in records"</text:span></text:a></text:p>
        <table:table table:name="Table14" table:style-name="Table14">
          <table:table-column table:style-name="Table14.A"/>
          <table:table-column table:style-name="Table14.B"/>
          <table:table-column table:style-name="Table14.C"/>
          <table:table-row>
            <table:table-cell table:style-name="Table14.A1" office:value-type="string">
              <text:p text:style-name="MP2">Printed Date </text:p>
            </table:table-cell>
            <table:table-cell table:style-name="Table14.A1" office:value-type="string">
              <text:p text:style-name="MP3">:</text:p>
            </table:table-cell>
            <table:table-cell table:style-name="Table14.A1" office:value-type="string">
              <text:p text:style-name="MP4"><text:s/><text:user-field-get text:name="py3o.doc.printed_date">PDate</text:user-field-get></text:p>
            </table:table-cell>
          </table:table-row>
        </table:table>
        <text:p text:style-name="MP1"><text:a xlink:type="simple" xlink:href="py3o://for=%22temp%20in%20doc.report_template_id%22" text:style-name="Internet_20_link" text:visited-style-name="Visited_20_Internet_20_Link"><text:span text:style-name="MT1">for="temp in doc.report_template_id"</text:span></text:a></text:p>
        <table:table table:name="Table15" table:style-name="Table15">
          <table:table-column table:style-name="Table15.A"/>
          <table:table-column table:style-name="Table15.B"/>
          <table:table-row table:style-name="Table15.1">
            <table:table-cell table:style-name="Table15.A1" table:number-rows-spanned="3" office:value-type="string">
              <text:p text:style-name="MP5"><draw:frame draw:style-name="Mfr1" draw:name="py3o.image(temp.title_img,'png',height='2.0cm',width='1.6cm',isb64=True)" text:anchor-type="paragraph" svg:x="0.2402in" svg:y="0.05in" svg:width="1.1264in" style:rel-width="74%" svg:height="1.0291in" style:rel-height="89%" draw:z-index="0"><draw:text-box><text:p text:style-name="Frame_20_contents"/></draw:text-box></draw:frame></text:p>
            </table:table-cell>
            <table:table-cell table:style-name="Table15.A1" office:value-type="string">
              <text:p text:style-name="MP6"><text:span text:style-name="MT2"><text:user-field-get text:name="py3o.temp.title1">TitleBig</text:user-field-get></text:span><text:span text:style-name="MT3"><text:s/></text:span><text:span text:style-name="MT4"><text:user-field-get text:name="py3o.temp.title2">Title</text:user-field-get></text:span></text:p>
            </table:table-cell>
          </table:table-row>
          <table:table-row>
            <table:covered-table-cell table:style-name="Table15.A1"/>
            <table:table-cell table:style-name="Table15.A1" office:value-type="string">
              <text:p text:style-name="MP7"><text:user-field-get text:name="py3o.temp.address">Add</text:user-field-get></text:p>
            </table:table-cell>
          </table:table-row>
          <table:table-row table:style-name="Table15.3">
            <table:covered-table-cell table:style-name="Table15.A1"/>
            <table:table-cell table:style-name="Table15.A1" office:value-type="string">
              <text:p text:style-name="MP7"><text:user-field-get text:name="py3o.temp.company_phone">Contact</text:user-field-get></text:p>
            </table:table-cell>
          </table:table-row>
        </table:table>
        <text:p text:style-name="MP8"><text:a xlink:type="simple" xlink:href="py3o:///for" text:style-name="Internet_20_link" text:visited-style-name="Visited_20_Internet_20_Link">/for</text:a></text:p>
        <text:p text:style-name="MP1"><text:a xlink:type="simple" xlink:href="py3o:///for" text:style-name="Internet_20_link" text:visited-style-name="Visited_20_Internet_20_Link">/for</text:a></text:p>
      </style:header>
      <style:footer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MP9">Viber: +959797464053, Facebook Page: Mya Ngwe San, Wechat ID: myangwesan,</text:p>
            </table:table-cell>
          </table:table-row>
          <table:table-row>
            <table:table-cell table:style-name="Table1.A1" office:value-type="string">
              <text:p text:style-name="MP9">Gmail: myangwesan1@gmail.com, Website: www.myangwesan.com</text:p>
            </table:table-cell>
          </table:table-row>
          <table:table-row>
            <table:table-cell table:style-name="Table1.A1" office:value-type="string">
              <text:p text:style-name="MP9">ဝယ်ယူအားပေးမှုကို ကျေးဇူးအထူးတင်ပါသည်။</text:p>
            </table:table-cell>
          </table:table-row>
          <table:table-row>
            <table:table-cell table:style-name="Table1.A1" office:value-type="string">
              <text:p text:style-name="MP9">အဆင်မပြေမှုတစ်စုံတစ်ရာရှိပါက 09-5341575, 09-793118332 သို့တိုင်ကြားနိုင်ပါသည်။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28T11:37:08.127000000</dc:date>
    <meta:editing-duration>PT6H22M30S</meta:editing-duration>
    <meta:editing-cycles>35</meta:editing-cycles>
    <meta:generator>LibreOffice/7.4.7.2$Windows_X86_64 LibreOffice_project/723314e595e8007d3cf785c16538505a1c878ca5</meta:generator>
    <meta:document-statistic meta:table-count="7" meta:image-count="0" meta:object-count="0" meta:page-count="1" meta:paragraph-count="45" meta:word-count="89" meta:character-count="665" meta:non-whitespace-character-count="599"/>
  </office:meta>
</office:document-meta>
</file>